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EC000001BC380AF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9cm"/>
    </style:style>
    <style:style style:name="gr4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881cm"/>
    </style:style>
    <style:style style:name="gr6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24pt" style:font-size-asian="24pt" style:font-size-complex="24pt"/>
    </style:style>
    <style:style style:name="P3" style:family="paragraph">
      <style:paragraph-properties fo:text-align="center"/>
      <style:text-properties fo:color="#ff3366" fo:font-size="24pt" style:font-size-asian="24pt" style:font-size-complex="24pt"/>
    </style:style>
    <style:style style:name="P4" style:family="paragraph">
      <style:paragraph-properties fo:text-align="center"/>
      <style:text-properties fo:color="#280099" fo:font-size="24pt" style:font-size-asian="24pt" style:font-size-complex="24pt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380AFAC8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380AFAC8.png" xlink:type="simple" xlink:show="embed" xlink:actuate="onLoad">
            <text:p/>
          </draw:image>
        </draw:frame>
        <draw:line draw:style-name="gr2" draw:text-style-name="P1" draw:layer="layout" svg:x1="10.768cm" svg:y1="10.051cm" svg:x2="10.861cm" svg:y2="2.558cm">
          <text:p/>
        </draw:line>
        <draw:frame draw:style-name="gr3" draw:text-style-name="P2" draw:layer="layout" svg:width="5.899cm" svg:height="1.191cm" svg:x="7.911cm" svg:y="1.274cm">
          <draw:text-box>
            <text:p text:style-name="P2"><text:span text:style-name="T1"><text:s/></text:span><text:span text:style-name="T1">ED</text:span></text:p>
          </draw:text-box>
        </draw:frame>
        <draw:line draw:style-name="gr4" draw:text-style-name="P1" draw:layer="layout" svg:x1="14.266cm" svg:y1="10.051cm" svg:x2="14.289cm" svg:y2="2.558cm">
          <text:p/>
        </draw:line>
        <draw:frame draw:style-name="gr5" draw:text-style-name="P3" draw:layer="layout" svg:width="9.6cm" svg:height="2.131cm" svg:x="13.5cm" svg:y="18.6cm">
          <draw:text-box>
            <text:p text:style-name="P3"><text:span text:style-name="T2">Selektionsgrenze (SG)</text:span></text:p>
          </draw:text-box>
        </draw:frame>
        <draw:line draw:style-name="gr6" draw:text-style-name="P1" draw:layer="layout" svg:x1="15.501cm" svg:y1="10.052cm" svg:x2="15.593cm" svg:y2="2.505cm">
          <text:p/>
        </draw:line>
        <draw:frame draw:style-name="gr3" draw:text-style-name="P4" draw:layer="layout" svg:width="6.859cm" svg:height="2.131cm" svg:x="13.741cm" svg:y="1.275cm">
          <draw:text-box>
            <text:p text:style-name="P4"><text:span text:style-name="T3">Remontendurchschnitt (R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06:58:40.254538000</dc:date>
    <meta:editing-duration>PT29M48S</meta:editing-duration>
    <meta:editing-cycles>5</meta:editing-cycles>
    <meta:generator>LibreOffice/4.3.7.2$MacOSX_x86 LibreOffice_project/8a35821d8636a03b8bf4e15b48f59794652c68ba</meta:generator>
    <meta:document-statistic meta:object-count="8"/>
  </office:meta>
</office:document-meta>
</file>